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office:font-face-decls>
  <office:automatic-styles>
    <style:style style:name="P1" style:family="paragraph" style:parent-style-name="Standard">
      <style:text-properties officeooo:rsid="001b0517" officeooo:paragraph-rsid="001b0517"/>
    </style:style>
    <style:style style:name="P2" style:family="paragraph" style:parent-style-name="Text_20_body">
      <style:text-properties officeooo:rsid="001b0517" officeooo:paragraph-rsid="001b0517"/>
    </style:style>
    <style:style style:name="P3" style:family="paragraph" style:parent-style-name="Standard">
      <style:text-properties fo:font-variant="normal" fo:text-transform="none" fo:color="#222222" loext:opacity="100%" style:font-name="open sans" fo:font-size="12pt" fo:letter-spacing="normal" fo:font-style="normal" fo:font-weight="normal" officeooo:paragraph-rsid="001b0517"/>
    </style:style>
    <style:style style:name="P4" style:family="paragraph" style:parent-style-name="Standard">
      <style:text-properties fo:font-variant="normal" fo:text-transform="none" fo:color="#222222" loext:opacity="100%" style:font-name="open sans" fo:font-size="12pt" fo:letter-spacing="normal" fo:font-style="normal" fo:font-weight="normal" officeooo:rsid="001fb3b7" officeooo:paragraph-rsid="001fb3b7"/>
    </style:style>
    <style:style style:name="P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22222" loext:opacity="100%" style:font-name="open sans" fo:font-size="9.60000038146973pt" fo:letter-spacing="normal" fo:font-style="normal" fo:font-weight="normal"/>
    </style:style>
    <style:style style:name="P6" style:family="paragraph" style:parent-style-name="Text_20_body">
      <style:text-properties fo:font-variant="normal" fo:text-transform="none" fo:color="#222222" loext:opacity="100%" style:font-name="open sans" fo:font-size="9.60000038146973pt" fo:letter-spacing="normal" fo:font-style="normal" fo:font-weight="normal" officeooo:paragraph-rsid="001b0517"/>
    </style:style>
    <style:style style:name="P7" style:family="paragraph" style:parent-style-name="Text_20_body">
      <style:text-properties fo:font-variant="normal" fo:text-transform="none" fo:color="#222222" loext:opacity="100%" style:font-name="open sans" fo:font-size="9.60000038146973pt" fo:letter-spacing="normal" fo:font-style="normal" fo:font-weight="normal" officeooo:paragraph-rsid="00271cab"/>
    </style:style>
    <style:style style:name="P8" style:family="paragraph" style:parent-style-name="Text_20_body">
      <style:text-properties fo:font-variant="normal" fo:text-transform="none" fo:color="#222222" loext:opacity="100%" style:font-name="open sans" fo:font-size="9.60000038146973pt" fo:letter-spacing="normal" fo:font-style="normal" fo:font-weight="normal" officeooo:rsid="00285bbb" officeooo:paragraph-rsid="00285bbb"/>
    </style:style>
    <style:style style:name="P9" style:family="paragraph" style:parent-style-name="Text_20_body">
      <style:text-properties fo:font-variant="normal" fo:text-transform="none" fo:color="#222222" loext:opacity="100%" style:font-name="open sans" fo:font-size="9.60000038146973pt" fo:letter-spacing="normal" fo:font-style="normal" fo:font-weight="normal" officeooo:rsid="002feda6" officeooo:paragraph-rsid="002feda6"/>
    </style:style>
    <style:style style:name="P10" style:family="paragraph" style:parent-style-name="Text_20_body">
      <style:text-properties fo:font-variant="normal" fo:text-transform="none" fo:color="#222222" loext:opacity="100%" style:font-name="open sans" fo:font-size="9.60000038146973pt" fo:letter-spacing="normal" fo:font-style="normal" fo:font-weight="normal" officeooo:rsid="0031dffc" officeooo:paragraph-rsid="0031dffc"/>
    </style:style>
    <style:style style:name="P11" style:family="paragraph" style:parent-style-name="Text_20_body">
      <style:text-properties fo:font-variant="normal" fo:text-transform="none" fo:color="#222222" loext:opacity="100%" style:font-name="open sans" fo:font-size="9.60000038146973pt" fo:letter-spacing="normal" fo:font-style="normal" fo:font-weight="normal" officeooo:rsid="0032fe58" officeooo:paragraph-rsid="0032fe58"/>
    </style:style>
    <style:style style:name="P12" style:family="paragraph" style:parent-style-name="Text_20_body">
      <style:text-properties fo:font-variant="normal" fo:text-transform="none" fo:color="#222222" loext:opacity="100%" style:font-name="open sans" fo:font-size="9.60000038146973pt" fo:letter-spacing="normal" fo:font-style="normal" fo:font-weight="normal" officeooo:rsid="0034e2a2" officeooo:paragraph-rsid="0034e2a2"/>
    </style:style>
    <style:style style:name="P13" style:family="paragraph" style:parent-style-name="Text_20_body">
      <style:text-properties fo:font-variant="normal" fo:text-transform="none" fo:color="#222222" loext:opacity="100%" style:font-name="open sans" fo:font-size="9.60000038146973pt" fo:letter-spacing="normal" fo:font-style="normal" fo:font-weight="normal" officeooo:rsid="00352f90" officeooo:paragraph-rsid="00352f90"/>
    </style:style>
    <style:style style:name="P14" style:family="paragraph" style:parent-style-name="Text_20_body">
      <style:text-properties fo:font-variant="normal" fo:text-transform="none" fo:color="#222222" loext:opacity="100%" style:font-name="open sans" fo:font-size="9.60000038146973pt" fo:letter-spacing="normal" fo:font-style="normal" fo:font-weight="bold" officeooo:rsid="002ef750" officeooo:paragraph-rsid="002feda6" style:font-weight-asian="bold" style:font-weight-complex="bold"/>
    </style:style>
    <style:style style:name="P15" style:family="paragraph" style:parent-style-name="Text_20_body">
      <style:text-properties officeooo:paragraph-rsid="00271cab"/>
    </style:style>
    <style:style style:name="P16" style:family="paragraph" style:parent-style-name="Standard">
      <style:paragraph-properties style:line-height-at-least="0.402cm"/>
      <style:text-properties fo:color="#cccccc" loext:opacity="100%" style:font-name="Droid Sans Mono" fo:font-size="8.39999961853027pt" fo:font-weight="normal" fo:background-color="#1f1f1f"/>
    </style:style>
    <style:style style:name="P17" style:family="paragraph" style:parent-style-name="Standard">
      <style:text-properties fo:color="#cccccc" loext:opacity="100%" style:font-name="Droid Sans Mono" fo:font-size="8.39999961853027pt" fo:font-weight="normal" officeooo:paragraph-rsid="00271cab" fo:background-color="#1f1f1f"/>
    </style:style>
    <style:style style:name="P18" style:family="paragraph" style:parent-style-name="Text_20_body">
      <style:text-properties officeooo:rsid="002c30cb" officeooo:paragraph-rsid="002c30cb"/>
    </style:style>
    <style:style style:name="P19" style:family="paragraph" style:parent-style-name="Text_20_body">
      <style:text-properties officeooo:rsid="0028f311" officeooo:paragraph-rsid="0028f311"/>
    </style:style>
    <style:style style:name="P20" style:family="paragraph" style:parent-style-name="Text_20_body">
      <style:text-properties officeooo:rsid="002d51a5" officeooo:paragraph-rsid="002d51a5"/>
    </style:style>
    <style:style style:name="P21" style:family="paragraph" style:parent-style-name="Text_20_body">
      <style:text-properties officeooo:rsid="002feda6" officeooo:paragraph-rsid="002feda6"/>
    </style:style>
    <style:style style:name="P22" style:family="paragraph" style:parent-style-name="Standard">
      <style:text-properties fo:font-variant="normal" fo:text-transform="none" fo:color="#cccccc" loext:opacity="100%" style:font-name="Droid Sans Mono" fo:font-size="8.39999961853027pt" fo:letter-spacing="normal" fo:font-style="normal" fo:font-weight="normal" officeooo:rsid="00359e82" officeooo:paragraph-rsid="00359e82" fo:background-color="#1f1f1f"/>
    </style:style>
    <style:style style:name="P23" style:family="paragraph" style:parent-style-name="Standard">
      <style:text-properties fo:font-variant="normal" fo:text-transform="none" fo:color="#cccccc" loext:opacity="100%" style:font-name="Droid Sans Mono" fo:font-size="8.39999961853027pt" fo:letter-spacing="normal" fo:font-style="normal" fo:font-weight="normal" officeooo:rsid="00359e82" officeooo:paragraph-rsid="00388f37" fo:background-color="#1f1f1f"/>
    </style:style>
    <style:style style:name="P24"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22222" loext:opacity="100%" style:font-name="open sans" fo:font-size="9.60000038146973pt" fo:letter-spacing="normal" fo:font-style="normal" fo:font-weight="normal"/>
    </style:style>
    <style:style style:name="P25" style:family="paragraph" style:parent-style-name="Text_20_body">
      <style:text-properties fo:font-variant="normal" fo:text-transform="none" fo:color="#222222" loext:opacity="100%" style:font-name="open sans" fo:font-size="9.60000038146973pt" fo:letter-spacing="normal" fo:font-style="normal" fo:font-weight="normal" officeooo:rsid="00352f90" officeooo:paragraph-rsid="00352f90"/>
    </style:style>
    <style:style style:name="P26" style:family="paragraph" style:parent-style-name="Text_20_body">
      <style:text-properties fo:font-variant="normal" fo:text-transform="none" fo:color="#222222" loext:opacity="100%" style:font-name="open sans" fo:font-size="9.60000038146973pt" fo:letter-spacing="normal" fo:font-style="normal" fo:font-weight="normal" officeooo:rsid="00359e82" officeooo:paragraph-rsid="00359e82"/>
    </style:style>
    <style:style style:name="P27" style:family="paragraph" style:parent-style-name="Text_20_body">
      <style:text-properties fo:font-variant="normal" fo:text-transform="none" fo:color="#222222" loext:opacity="100%" style:font-name="open sans" fo:font-size="9.60000038146973pt" fo:letter-spacing="normal" fo:font-style="normal" fo:font-weight="normal" officeooo:rsid="00359e82" officeooo:paragraph-rsid="003950f1"/>
    </style:style>
    <style:style style:name="P28" style:family="paragraph" style:parent-style-name="Text_20_body">
      <style:text-properties fo:font-variant="normal" fo:text-transform="none" fo:color="#222222" loext:opacity="100%" style:font-name="open sans" fo:font-size="9.60000038146973pt" fo:letter-spacing="normal" fo:font-style="normal" fo:font-weight="normal" officeooo:rsid="00370a01" officeooo:paragraph-rsid="00370a01"/>
    </style:style>
    <style:style style:name="P29" style:family="paragraph" style:parent-style-name="Text_20_body" style:list-style-name="L2">
      <style:paragraph-properties fo:margin-top="0cm" fo:margin-bottom="0.247cm" style:contextual-spacing="false" fo:text-align="start" style:justify-single-word="false" fo:orphans="2" fo:widows="2"/>
    </style:style>
    <style:style style:name="P30" style:family="paragraph" style:parent-style-name="Text_20_body" style:list-style-name="L3">
      <style:paragraph-properties fo:margin-top="0cm" fo:margin-bottom="0.247cm" style:contextual-spacing="false" fo:text-align="start" style:justify-single-word="false" fo:orphans="2" fo:widows="2"/>
    </style:style>
    <style:style style:name="P31" style:family="paragraph" style:parent-style-name="Text_20_body" style:list-style-name="L3">
      <style:paragraph-properties fo:margin-top="0cm" fo:margin-bottom="0.247cm" style:contextual-spacing="false" fo:text-align="start" style:justify-single-word="false" fo:orphans="2" fo:widows="2"/>
      <style:text-properties officeooo:paragraph-rsid="00271cab"/>
    </style:style>
    <style:style style:name="T1" style:family="text">
      <style:text-properties officeooo:rsid="001b0517"/>
    </style:style>
    <style:style style:name="T2" style:family="text">
      <style:text-properties fo:font-size="9.60000038146973pt"/>
    </style:style>
    <style:style style:name="T3" style:family="text">
      <style:text-properties fo:font-variant="normal" fo:text-transform="none" fo:color="#3176d9" loext:opacity="100%" style:text-line-through-style="none" style:text-line-through-type="none" style:font-name="open sans" fo:font-size="9.60000038146973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222222" loext:opacity="100%" style:font-name="open sans" fo:font-size="9.60000038146973pt" fo:letter-spacing="normal" fo:font-style="normal" fo:font-weight="normal"/>
    </style:style>
    <style:style style:name="T5" style:family="text">
      <style:text-properties fo:font-variant="normal" fo:text-transform="none" fo:color="#222222" loext:opacity="100%" style:font-name="open sans" fo:font-size="9.60000038146973pt" fo:letter-spacing="normal" fo:font-style="normal" fo:font-weight="normal" officeooo:rsid="002a35c4"/>
    </style:style>
    <style:style style:name="T6" style:family="text">
      <style:text-properties fo:font-variant="normal" fo:text-transform="none" fo:color="#222222" loext:opacity="100%" style:font-name="open sans" fo:font-size="9.60000038146973pt" fo:letter-spacing="normal" fo:font-style="normal" fo:font-weight="normal" officeooo:rsid="002ef750"/>
    </style:style>
    <style:style style:name="T7" style:family="text">
      <style:text-properties fo:font-variant="normal" fo:text-transform="none" fo:color="#222222" loext:opacity="100%" style:font-name="open sans" fo:font-size="9.60000038146973pt" fo:letter-spacing="normal" fo:font-style="normal" fo:font-weight="bold" style:font-weight-asian="bold" style:font-weight-complex="bold"/>
    </style:style>
    <style:style style:name="T8" style:family="text">
      <style:text-properties fo:font-variant="normal" fo:text-transform="none" fo:color="#222222" loext:opacity="100%" style:font-name="open sans" fo:font-size="9.60000038146973pt" fo:letter-spacing="normal" fo:font-style="normal" fo:font-weight="bold" officeooo:rsid="002ef750" style:font-weight-asian="bold" style:font-weight-complex="bold"/>
    </style:style>
    <style:style style:name="T9" style:family="text">
      <style:text-properties fo:font-variant="normal" fo:text-transform="none" fo:color="#222222" loext:opacity="100%" style:font-name="SFMono-Regular" fo:font-size="7.80000019073486pt" fo:letter-spacing="normal" fo:font-style="normal" fo:font-weight="normal" loext:padding="0cm" loext:border="none"/>
    </style:style>
    <style:style style:name="T10" style:family="text">
      <style:text-properties fo:font-variant="normal" fo:text-transform="none" fo:color="#379c9c" loext:opacity="100%" style:text-line-through-style="none" style:text-line-through-type="none" style:font-name="open sans" fo:font-size="9.60000038146973pt" fo:letter-spacing="normal" fo:font-style="normal" style:text-underline-style="none" fo:font-weight="normal" style:text-blinking="false" fo:background-color="#ffffff" loext:char-shading-value="0"/>
    </style:style>
    <style:style style:name="T11" style:family="text">
      <style:text-properties fo:font-variant="normal" fo:text-transform="none" fo:color="#569cd6" loext:opacity="100%" style:font-name="open sans" fo:font-size="9.60000038146973pt" fo:letter-spacing="normal" fo:font-style="normal"/>
    </style:style>
    <style:style style:name="T12" style:family="text">
      <style:text-properties fo:font-variant="normal" fo:text-transform="none" style:font-name="open sans" fo:font-size="9.60000038146973pt" fo:letter-spacing="normal" fo:font-style="normal"/>
    </style:style>
    <style:style style:name="T13" style:family="text">
      <style:text-properties fo:color="#569cd6" loext:opacity="100%"/>
    </style:style>
    <style:style style:name="T14" style:family="text">
      <style:text-properties officeooo:rsid="0034aa02"/>
    </style:style>
    <style:style style:name="T15" style:family="text">
      <style:text-properties fo:font-weight="bold" style:font-weight-asian="bold" style:font-weight-complex="bold"/>
    </style:style>
    <style:style style:name="T16" style:family="text">
      <style:text-properties fo:color="#dcdcaa" loext:opacity="100%"/>
    </style:style>
    <style:style style:name="T17" style:family="text">
      <style:text-properties fo:color="#4ec9b0" loext:opacity="100%"/>
    </style:style>
    <style:style style:name="T18" style:family="text">
      <style:text-properties fo:color="#4ec9b0" loext:opacity="100%" officeooo:rsid="00370a01"/>
    </style:style>
    <style:style style:name="T19" style:family="text">
      <style:text-properties officeooo:rsid="00370a01"/>
    </style:style>
    <style:style style:name="T20" style:family="text">
      <style:text-properties officeooo:rsid="0038c751"/>
    </style:style>
    <style:style style:name="T21" style:family="text">
      <style:text-properties officeooo:rsid="003950f1"/>
    </style:style>
    <style:style style:name="T22" style:family="text">
      <style:text-properties officeooo:rsid="003b47b1"/>
    </style:style>
    <style:style style:name="T23" style:family="text">
      <style:text-properties officeooo:rsid="003d00e7"/>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main difference between REST API and RPC API is that RPC is used to call a function and perform some operation on a set of arguments passed to it, whereas REST just performs CRUD operations.</text:p>
      <text:p text:style-name="P3"/>
      <text:p text:style-name="P3"><text:span text:style-name="T1">Protocol Buffers are a language-neutral, platform-neutral extensible mechanism for serializing structured data. </text:span><text:span text:style-name="T2">It’s like JSON, except it’s smaller and faster, and it generates native language bindings.</text:span></text:p>
      <text:p text:style-name="P1"/>
      <text:p text:style-name="P1">Language-agnostic means that a system, protocol, or technology can be used and accessed regardless of the programming language used. In the context of REST APIs, it means any programming language can make HTTP requests to the API and handle the responses.</text:p>
      <text:p text:style-name="P1"/>
      <text:p text:style-name="P2">Native language bindings refer to libraries or APIs that allow code written in one programming language to directly call functions and use services from another language, providing seamless integration and access to features.</text:p>
      <text:p text:style-name="P6">Protocol buffers are ideal for any situation in which you need to serialize structured, record-like, typed data in a language-neutral, platform-neutral, extensible manner. They are most often used for defining communications protocols (together with gRPC) and for data storage.</text:p>
      <text:p text:style-name="P5">Some of the advantages of using protocol buffers include:</text:p>
      <text:list xml:id="list3308194839" text:style-name="L1">
        <text:list-item>
          <text:p text:style-name="P24">Compact data storage</text:p>
        </text:list-item>
        <text:list-item>
          <text:p text:style-name="P24">Fast parsing</text:p>
        </text:list-item>
        <text:list-item>
          <text:p text:style-name="P24">Availability in many programming languages</text:p>
        </text:list-item>
        <text:list-item>
          <text:p text:style-name="P24">Optimized functionality through automatically-generated classes</text:p>
        </text:list-item>
      </text:list>
      <text:p text:style-name="Text_20_body"/>
      <text:p text:style-name="P5">The following languages are supported directly in the protocol buffers compiler, protoc:</text:p>
      <text:list xml:id="list629446892" text:style-name="L2">
        <text:list-item>
          <text:p text:style-name="P29"><text:a xlink:type="simple" xlink:href="https://protobuf.dev/reference/cpp/cpp-generated#invocation" text:style-name="Internet_20_link" text:visited-style-name="Visited_20_Internet_20_Link"><text:span text:style-name="T3">C++</text:span></text:a></text:p>
        </text:list-item>
        <text:list-item>
          <text:p text:style-name="P29"><text:a xlink:type="simple" xlink:href="https://protobuf.dev/reference/csharp/csharp-generated#invocation" text:style-name="Internet_20_link" text:visited-style-name="Visited_20_Internet_20_Link"><text:span text:style-name="T3">C#</text:span></text:a></text:p>
        </text:list-item>
        <text:list-item>
          <text:p text:style-name="P29"><text:a xlink:type="simple" xlink:href="https://protobuf.dev/reference/java/java-generated#invocation" text:style-name="Internet_20_link" text:visited-style-name="Visited_20_Internet_20_Link"><text:span text:style-name="T3">Java</text:span></text:a></text:p>
        </text:list-item>
        <text:list-item>
          <text:p text:style-name="P29"><text:a xlink:type="simple" xlink:href="https://protobuf.dev/reference/kotlin/kotlin-generated#invocation" text:style-name="Internet_20_link" text:visited-style-name="Visited_20_Internet_20_Link"><text:span text:style-name="T3">Kotlin</text:span></text:a></text:p>
        </text:list-item>
        <text:list-item>
          <text:p text:style-name="P29"><text:a xlink:type="simple" xlink:href="https://protobuf.dev/reference/objective-c/objective-c-generated#invocation" text:style-name="Internet_20_link" text:visited-style-name="Visited_20_Internet_20_Link"><text:span text:style-name="T3">Objective-C</text:span></text:a></text:p>
        </text:list-item>
        <text:list-item>
          <text:p text:style-name="P29"><text:a xlink:type="simple" xlink:href="https://protobuf.dev/reference/php/php-generated#invocation" text:style-name="Internet_20_link" text:visited-style-name="Visited_20_Internet_20_Link"><text:span text:style-name="T3">PHP</text:span></text:a></text:p>
        </text:list-item>
        <text:list-item>
          <text:p text:style-name="P29"><text:a xlink:type="simple" xlink:href="https://protobuf.dev/reference/python/python-generated#invocation" text:style-name="Internet_20_link" text:visited-style-name="Visited_20_Internet_20_Link"><text:span text:style-name="T3">Python</text:span></text:a></text:p>
        </text:list-item>
        <text:list-item>
          <text:p text:style-name="P29"><text:a xlink:type="simple" xlink:href="https://protobuf.dev/reference/ruby/ruby-generated#invocation" text:style-name="Internet_20_link" text:visited-style-name="Visited_20_Internet_20_Link"><text:span text:style-name="T3">Ruby</text:span></text:a></text:p>
        </text:list-item>
      </text:list>
      <text:p text:style-name="P5">The following languages are supported by Google, but the projects’ source code resides in GitHub repositories. The protoc compiler uses plugins for these languages:</text:p>
      <text:list xml:id="list4133297451" text:style-name="L3">
        <text:list-item>
          <text:p text:style-name="P30"><text:a xlink:type="simple" xlink:href="https://github.com/google/protobuf.dart" text:style-name="Internet_20_link" text:visited-style-name="Visited_20_Internet_20_Link"><text:span text:style-name="T3">Dart</text:span></text:a></text:p>
        </text:list-item>
        <text:list-item>
          <text:p text:style-name="P31"><text:a xlink:type="simple" xlink:href="https://github.com/protocolbuffers/protobuf-go" text:style-name="Internet_20_link" text:visited-style-name="Visited_20_Internet_20_Link"><text:span text:style-name="T3">Go</text:span></text:a></text:p>
        </text:list-item>
      </text:list>
      <text:p text:style-name="P7"/>
      <text:p text:style-name="P15"><text:span text:style-name="T4">Metadata is information about a particular RPC call (such as </text:span><text:a xlink:type="simple" xlink:href="https://grpc.io/docs/guides/auth/" text:style-name="Internet_20_link" text:visited-style-name="Visited_20_Internet_20_Link"><text:span text:style-name="T10">authentication details</text:span></text:a><text:span text:style-name="T4">) in the form of a list of key-value pairs, where the keys are strings and the values are typically strings, but can be binary data.</text:span><text:line-break/></text:p>
      <text:p text:style-name="P18"><text:soft-page-break/>Platform agnostic and platform independent are the same thing. It is critical while developing something</text:p>
      <text:p text:style-name="P15"><text:span text:style-name="T4">With gRPC we can define our service once in a </text:span><text:span text:style-name="Source_20_Text"><text:span text:style-name="T9">.proto</text:span></text:span><text:span text:style-name="T4"> file and generate clients and servers in any of gRPC’s supported languages, which in turn can be run in environments ranging from servers inside a large data center to your own tablet — all the complexity of communication between different languages and environments is handled for you by gRPC</text:span></text:p>
      <text:p text:style-name="P8">gRPC is google’s implementation of RPC</text:p>
      <text:p text:style-name="P17"><text:span text:style-name="T11">service</text:span><text:span text:style-name="T12"> UserManagement{</text:span></text:p>
      <text:p text:style-name="P16"><text:span text:style-name="T13">rpc</text:span> CreateNewUser (NewUser) <text:span text:style-name="T13">returns</text:span> (User) {}</text:p>
      <text:p text:style-name="P16">}</text:p>
      <text:p text:style-name="P7"/>
      <text:p text:style-name="P8">Here UserManagement is an RPC service</text:p>
      <text:p text:style-name="P8">CreateNewUser is a service method</text:p>
      <text:p text:style-name="P8">NewUser is a request</text:p>
      <text:p text:style-name="P8">User is a response</text:p>
      <text:p text:style-name="P8"/>
      <text:p text:style-name="P19"><text:span text:style-name="T4">We generate the protobuf files using the proto compiler </text:span><text:span text:style-name="T5">program</text:span></text:p>
      <text:p text:style-name="P20"><text:span text:style-name="T5">p</text:span><text:span text:style-name="T4">rotoc compiles IDL(Interface Definition Language) into code</text:span><text:span text:style-name="T6">(in our case Golang but can be any other language as well)</text:span></text:p>
      <text:p text:style-name="P14"/>
      <text:p text:style-name="P21"><text:span text:style-name="T8">g</text:span><text:span text:style-name="T7">RPC Streaming</text:span><text:span text:style-name="T4">:</text:span></text:p>
      <text:p text:style-name="P9">Why do we need streaming?</text:p>
      <text:p text:style-name="P9">Because user/client device cannot process all the data in the database. It can chunk out small data at a time. We have data in GB’s in the DB but the mobile or local device can only process MB’s at once. That’s why we need streaming</text:p>
      <text:p text:style-name="P9"/>
      <text:p text:style-name="P10">As a convention keep the name of the package similar to the folder in which the file is stored</text:p>
      <text:p text:style-name="P10"/>
      <text:p text:style-name="P12"><text:span text:style-name="T15">Protocol Buffers</text:span>:</text:p>
      <text:p text:style-name="P11">Protocol Buffer is simply a data exchange format like json and xml. <text:span text:style-name="T14">The diff being that it’s in binary </text:span></text:p>
      <text:p text:style-name="P12">Different levels in protocol buffers:</text:p>
      <text:p text:style-name="P12">Top level</text:p>
      <text:p text:style-name="P12">Message level</text:p>
      <text:p text:style-name="P12">Field level</text:p>
      <text:p text:style-name="P12"/>
      <text:p text:style-name="P13">In messages the first field value should be 1</text:p>
      <text:p text:style-name="P13">In enums the first field value should be 0</text:p>
      <text:p text:style-name="P13"/>
      <text:p text:style-name="P26"><text:span text:style-name="T15">gRPC Unary Service</text:span>:</text:p>
      <text:p text:style-name="P26">Whenever defining a service make sure you follow naming conventions properly as follows:</text:p>
      <text:p text:style-name="P23"><text:soft-page-break/><text:span text:style-name="T13">rpc</text:span> <text:span text:style-name="T16">GetUser</text:span>(<text:span text:style-name="T17">GetUserRequest</text:span>) <text:span text:style-name="T13">returns</text:span> <text:span text:style-name="T19">(</text:span><text:span text:style-name="T17">GetUserResponse</text:span>) {};</text:p>
      <text:p text:style-name="P26"/>
      <text:p text:style-name="P27">Here for Request we use GetUserRequest and similarly for response <text:span text:style-name="T23">as our message names</text:span>, which makes code easy to understand. <text:span text:style-name="T20">It makes the function name self explanatory like GetUser, etc. </text:span><text:span text:style-name="T21">Similarly we have named our service as <text:s/></text:span><text:span text:style-name="T20">UserService.</text:span></text:p>
      <text:p text:style-name="P26">Avoid something like <text:span text:style-name="T22">the </text:span>follow<text:span text:style-name="T22">ing</text:span>:</text:p>
      <text:p text:style-name="P22"><text:span text:style-name="T13">rpc</text:span> <text:span text:style-name="T16">GetUser</text:span>(<text:span text:style-name="T17">string</text:span>) <text:span text:style-name="T13">returns</text:span> <text:span text:style-name="T17">User</text:span> {};</text:p>
      <text:p text:style-name="P26"/>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open sans" svg:font-family="'open sans',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1T10:06:17.528441434</meta:creation-date>
    <dc:date>2024-07-23T10:12:24.545609112</dc:date>
    <meta:editing-duration>PT15H50M54S</meta:editing-duration>
    <meta:editing-cycles>23</meta:editing-cycles>
    <meta:generator>LibreOffice/7.3.7.2$Linux_X86_64 LibreOffice_project/30$Build-2</meta:generator>
    <meta:document-statistic meta:table-count="0" meta:image-count="0" meta:object-count="0" meta:page-count="3" meta:paragraph-count="53" meta:word-count="622" meta:character-count="3838" meta:non-whitespace-character-count="3279"/>
  </office:meta>
</office:document-meta>
</file>